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Open Sans" svg:font-family="'Open Sans', Helvetica, Arial, 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7c42" officeooo:paragraph-rsid="00197c42"/>
    </style:style>
    <style:style style:name="P2" style:family="paragraph" style:parent-style-name="Standard">
      <style:paragraph-properties fo:text-align="center" style:justify-single-word="false"/>
      <style:text-properties fo:font-size="14pt" fo:font-weight="bold" officeooo:rsid="00197c42" officeooo:paragraph-rsid="00197c42"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197c42" officeooo:paragraph-rsid="00197c42" style:font-size-asian="12.25pt" style:font-weight-asian="normal" style:font-size-complex="14pt" style:font-weight-complex="normal"/>
    </style:style>
    <style:style style:name="P4" style:family="paragraph" style:parent-style-name="Standard" style:list-style-name="L3">
      <style:paragraph-properties fo:text-align="start" style:justify-single-word="false"/>
      <style:text-properties fo:font-size="12pt" fo:font-weight="normal" officeooo:rsid="0021cdf7" officeooo:paragraph-rsid="004fbee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cdf7" officeooo:paragraph-rsid="004fbee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7192" officeooo:paragraph-rsid="001da63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25a97" officeooo:paragraph-rsid="00425a9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42f4c" officeooo:paragraph-rsid="00442f4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59cdb" officeooo:paragraph-rsid="00459c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6e567" officeooo:paragraph-rsid="0046e56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6e567" officeooo:paragraph-rsid="004a4ab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1c1b35" officeooo:paragraph-rsid="001da63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42f4c" officeooo:paragraph-rsid="00442f4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459cdb" officeooo:paragraph-rsid="00459cd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1cdf7" officeooo:paragraph-rsid="004fbeee" style:font-size-asian="10.5pt" style:font-weight-asian="bold" style:font-size-complex="12pt" style:font-weight-complex="bold"/>
    </style:style>
    <style:style style:name="P16" style:family="paragraph" style:parent-style-name="Standard" style:list-style-name="L3">
      <style:paragraph-properties fo:text-align="start" style:justify-single-word="false"/>
      <style:text-properties officeooo:paragraph-rsid="00501087"/>
    </style:style>
    <style:style style:name="P17" style:family="paragraph" style:parent-style-name="Standard">
      <style:paragraph-properties fo:text-align="start" style:justify-single-word="false"/>
      <style:text-properties fo:font-weight="bold" officeooo:rsid="004d5d60" officeooo:paragraph-rsid="004d5d60" style:font-weight-asian="bold" style:font-weight-complex="bold"/>
    </style:style>
    <style:style style:name="P18" style:family="paragraph" style:parent-style-name="Standard">
      <style:paragraph-properties fo:text-align="start" style:justify-single-word="false"/>
      <style:text-properties fo:font-weight="bold" officeooo:rsid="0024e9af" officeooo:paragraph-rsid="0050a7e6" style:font-weight-asian="bold" style:font-weight-complex="bold"/>
    </style:style>
    <style:style style:name="P19" style:family="paragraph" style:parent-style-name="Standard" style:list-style-name="L3">
      <style:paragraph-properties fo:text-align="start" style:justify-single-word="false"/>
      <style:text-properties officeooo:rsid="0021cdf7" officeooo:paragraph-rsid="004fbeee"/>
    </style:style>
    <style:style style:name="P20" style:family="paragraph" style:parent-style-name="Standard">
      <style:paragraph-properties fo:text-align="start" style:justify-single-word="false"/>
      <style:text-properties officeooo:rsid="0021cdf7" officeooo:paragraph-rsid="004fbeee"/>
    </style:style>
    <style:style style:name="P21" style:family="paragraph" style:parent-style-name="Standard" style:list-style-name="L3">
      <style:paragraph-properties fo:text-align="start" style:justify-single-word="false"/>
      <style:text-properties officeooo:rsid="0024e9af" officeooo:paragraph-rsid="004fbeee"/>
    </style:style>
    <style:style style:name="P22" style:family="paragraph" style:parent-style-name="Standard">
      <style:paragraph-properties fo:text-align="start" style:justify-single-word="false"/>
      <style:text-properties fo:font-weight="normal" officeooo:rsid="004d948c" officeooo:paragraph-rsid="004d948c" style:font-weight-asian="normal" style:font-weight-complex="normal"/>
    </style:style>
    <style:style style:name="P23" style:family="paragraph" style:parent-style-name="Standard">
      <style:paragraph-properties fo:text-align="start" style:justify-single-word="false"/>
      <style:text-properties fo:font-weight="normal" officeooo:rsid="004f580b" officeooo:paragraph-rsid="004f580b" style:font-weight-asian="normal" style:font-weight-complex="normal"/>
    </style:style>
    <style:style style:name="P24" style:family="paragraph" style:parent-style-name="Standard">
      <style:paragraph-properties fo:text-align="start" style:justify-single-word="false"/>
      <style:text-properties officeooo:rsid="0046e567" officeooo:paragraph-rsid="004a4ab9"/>
    </style:style>
    <style:style style:name="P25" style:family="paragraph" style:parent-style-name="Standard">
      <style:paragraph-properties fo:text-align="start" style:justify-single-word="false"/>
      <style:text-properties officeooo:rsid="004d5d60" officeooo:paragraph-rsid="004d5d60"/>
    </style:style>
    <style:style style:name="T1" style:family="text">
      <style:text-properties fo:font-weight="normal" style:font-weight-asian="normal" style:font-weight-complex="normal"/>
    </style:style>
    <style:style style:name="T2" style:family="text">
      <style:text-properties fo:font-weight="normal" officeooo:rsid="001da637" style:font-weight-asian="normal" style:font-weight-complex="normal"/>
    </style:style>
    <style:style style:name="T3" style:family="text">
      <style:text-properties fo:font-weight="normal" officeooo:rsid="00277156" style:font-weight-asian="normal" style:font-weight-complex="normal"/>
    </style:style>
    <style:style style:name="T4" style:family="text">
      <style:text-properties fo:font-weight="normal" officeooo:rsid="003e8f24" style:font-weight-asian="normal" style:font-weight-complex="normal"/>
    </style:style>
    <style:style style:name="T5" style:family="text">
      <style:text-properties fo:font-weight="normal" officeooo:rsid="003f8843" style:font-weight-asian="normal"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233222" style:font-size-asian="10.5pt" style:font-weight-asian="bold" style:font-size-complex="12pt" style:font-weight-complex="bold"/>
    </style:style>
    <style:style style:name="T8" style:family="text">
      <style:text-properties fo:font-size="12pt" fo:font-weight="bold" officeooo:rsid="0021cdf7" style:font-size-asian="10.5pt" style:font-weight-asian="bold" style:font-size-complex="12pt" style:font-weight-complex="bold"/>
    </style:style>
    <style:style style:name="T9" style:family="text">
      <style:text-properties fo:font-size="12pt" fo:font-weight="bold" officeooo:rsid="004a4ab9" style:font-size-asian="10.5pt" style:font-weight-asian="bold" style:font-size-complex="12pt" style:font-weight-complex="bold"/>
    </style:style>
    <style:style style:name="T10" style:family="text">
      <style:text-properties fo:font-size="12pt" fo:font-weight="bold" officeooo:rsid="00501087" style:font-size-asian="10.5pt" style:font-weight-asian="bold" style:font-size-complex="12pt"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1cdf7" style:font-size-asian="10.5pt" style:font-weight-asian="normal" style:font-size-complex="12pt" style:font-weight-complex="normal"/>
    </style:style>
    <style:style style:name="T13" style:family="text">
      <style:text-properties fo:font-size="12pt" fo:font-weight="normal" officeooo:rsid="004fbeee" style:font-size-asian="10.5pt" style:font-weight-asian="normal" style:font-size-complex="12pt" style:font-weight-complex="normal"/>
    </style:style>
    <style:style style:name="T14" style:family="text">
      <style:text-properties fo:font-size="12pt" fo:font-weight="normal" officeooo:rsid="00501087" style:font-size-asian="10.5pt" style:font-weight-asian="normal" style:font-size-complex="12pt" style:font-weight-complex="normal"/>
    </style:style>
    <style:style style:name="T15" style:family="text">
      <style:text-properties fo:font-size="12pt" style:font-size-asian="10.5pt" style:font-size-complex="12pt"/>
    </style:style>
    <style:style style:name="T16" style:family="text">
      <style:text-properties fo:font-size="12pt" officeooo:rsid="0025225d" style:font-size-asian="10.5pt" style:font-size-complex="12pt"/>
    </style:style>
    <style:style style:name="T17" style:family="text">
      <style:text-properties fo:font-size="12pt" officeooo:rsid="00501087" style:font-size-asian="10.5pt" style:font-size-complex="12pt"/>
    </style:style>
    <style:style style:name="T18" style:family="text">
      <style:text-properties fo:font-weight="bold" style:font-weight-asian="bold" style:font-weight-complex="bold"/>
    </style:style>
    <style:style style:name="T19" style:family="text">
      <style:text-properties officeooo:rsid="003e8f24"/>
    </style:style>
    <style:style style:name="T20" style:family="text">
      <style:text-properties officeooo:rsid="0046e567"/>
    </style:style>
    <style:style style:name="T21" style:family="text">
      <style:text-properties officeooo:rsid="00488d10"/>
    </style:style>
    <style:style style:name="T22" style:family="text">
      <style:text-properties fo:font-variant="normal" fo:text-transform="none" fo:color="#000000" style:font-name="Nimbus Roman No9 L" fo:font-size="10.5pt" fo:letter-spacing="normal" fo:font-style="normal" fo:font-weight="normal" style:font-size-asian="10.5pt" style:font-weight-asian="normal" style:font-size-complex="12pt" style:font-weight-complex="normal"/>
    </style:style>
    <style:style style:name="T23" style:family="text">
      <style:text-properties fo:color="#000000" style:font-name="Nimbus Roman No9 L" fo:font-size="10.5pt" fo:letter-spacing="normal" fo:font-style="italic"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Chirculete Vlad Mihai</text:p>
      <text:p text:style-name="P1">Grupa: 231</text:p>
      <text:p text:style-name="P1"/>
      <text:p text:style-name="P1"/>
      <text:p text:style-name="P2">Tema1</text:p>
      <text:p text:style-name="P2">Varianta 2, problema <text:span text:style-name="T19">3</text:span></text:p>
      <text:p text:style-name="P3"/>
      <text:p text:style-name="P3"/>
      <text:p text:style-name="P3"/>
      <text:p text:style-name="P12">Corectitudine: <text:span text:style-name="T2">Presupunem ca avem </text:span><text:span text:style-name="T4">activitatile sortate</text:span><text:span text:style-name="T3"> </text:span><text:span text:style-name="T4">descrescator in functie de profit. </text:span><text:span text:style-name="T5">Initializam secventa rezultat cu prima activitate obtinuta in urma sortarii. Parcurgem toate celelalte activitati ramase si vom efectua urmatoarele operatii:</text:span></text:p>
      <text:p text:style-name="P12"><text:span text:style-name="T5"><text:tab/>- verificam daca activitatea la care s-a ajuns in parcurgere poate fi introdusa in secventa rezultat (se poate efectua fara a rata deadlineul), in caz afirmativ o introducem in secventa rezultat.</text:span></text:p>
      <text:p text:style-name="P12"><text:span text:style-name="T5"><text:tab/>- daca activitatea curenta nu se poate efectua fara a rata deadlineul atunci aceasta este ignorata.</text:span></text:p>
      <text:p text:style-name="P6"/>
      <text:p text:style-name="P7">Aceasta solutie Greedy consta in asocierea de sloturi libere cate unei activitati. Parcurgem toate sloturile posibile pentru o activitate si ii asociem acesteia cel mai mare slot de timp posibil (dar care <text:s/>este mai mic decat deadlineul) care a fost gasit liber.</text:p>
      <text:p text:style-name="P7"/>
      <text:p text:style-name="P13">Ce reprezinta cel mai mare slot de timp?</text:p>
      <text:p text:style-name="P8"><text:tab/>Sa presupunem ca o activitate A1 are deadlineul t=5. Asociem cel mai mare slot liber acestei activitati (dar mai mic decat deadlineul) ex: slotul 4-5 pentru aceasta activitate. Acum o alta activitate A2 cu deadlineul egal cu 5 este gasita, asadar slotul de timp alocat acesteia va fi 3-4 deoarece 4-5 este deja alocat activitatii A1.</text:p>
      <text:p text:style-name="P8"/>
      <text:p text:style-name="P14">Este optim sa alocam unei activitati cel mai mare slot de timp liber?</text:p>
      <text:p text:style-name="P14"/>
      <text:p text:style-name="P9"><text:tab/><text:span text:style-name="T20">Alocam cel mai mare slot de timp disponibil unei activitati deoarece daca am aloca un slot mai mic acesteia decat cel disponibil s-ar putea ca mai tarziu sa gasim o alta activitate care nu va putea fi introdusa deoarece si-ar rata deadlineul.</text:span></text:p>
      <text:p text:style-name="P9"/>
      <text:p text:style-name="P10">De exemplu:</text:p>
      <text:p text:style-name="P10">A1 cu t1 = 5, profit 40</text:p>
      <text:p text:style-name="P10">A2 cu t2 = 1, profit 20</text:p>
      <text:p text:style-name="P10"/>
      <text:p text:style-name="P11">Sa presupunem ca pentru A1 am aloca slotul 0-1. Acum A2 nu mai poate fi desfasurata deoarece vom desfasura activitatea A1 in acel slot de timp, <text:span text:style-name="T21">astfel obtinand un profit de 40 cand am fi putut obtine un profit de 60 daca am fi alocat primul slot lui A2 si apoi un alt slot lui A1</text:span>.</text:p>
      <text:p text:style-name="P11"/>
      <text:p text:style-name="P24"><text:span text:style-name="T9">Asadar este optim sa alocam unei activitati cel mai mare slot de timp liber si nu unul mai mic astfel existand posibilitatea de a desfasura cat mai multe activitati posibile.</text:span><text:span text:style-name="T11"> </text:span></text:p>
      <text:p text:style-name="P24"><text:span text:style-name="T11"/></text:p>
      <text:p text:style-name="P25"><text:span text:style-name="T11"/></text:p>
      <text:p text:style-name="P17"><text:span text:style-name="T15">Solutia propusa cu structuri de date de tipul “Disjoint Set”:</text:span></text:p>
      <text:p text:style-name="P22"/>
      <text:p text:style-name="P23"><text:tab/>La inceput toate sloturile de timp sunt seturi individuale. Mai intai gasim deadlineul maxim al activitatilor. Fie deadlineul maxim <text:span text:style-name="T18">m</text:span>. Cream <text:span text:style-name="T18">m</text:span>+1 seturi individuale. Daca o activitate este asociata unui slot de timp <text:span text:style-name="T18">t</text:span> unde <text:span text:style-name="T18">t</text:span> &gt;= 0, atunci activitatea este rezervata in timpul [<text:span text:style-name="T18">t</text:span>-1, <text:span text:style-name="T18">t</text:span>]. Asadar un set cu valoarea X reprezinta slotul de timp [X-1, X].</text:p>
      <text:p text:style-name="P23"><text:soft-page-break/><text:tab/>Trebuie sa tinem cont de cel mai mare slot de timp disponibil care poate fi alocat unei activitati cu un anumit deadline. Folosim vectorul de tati al structurii de tip “Disjoint Set” pentru acest scop. Radacina arborelui este tot timpul cel mai mare slot disponibil. Daca pentru un deadline <text:span text:style-name="T18">d</text:span> nu exista un slot disponibil, atunci radacina este 0.</text:p>
      <text:p text:style-name="P23"/>
      <text:p text:style-name="P15">Complexitate:</text:p>
      <text:p text:style-name="P20"><text:span text:style-name="T11"><text:tab/></text:span></text:p>
      <text:list xml:id="list2564121020" text:style-name="L3">
        <text:list-item>
          <text:p text:style-name="P4">atribuiri simple</text:p>
        </text:list-item>
        <text:list-item>
          <text:p text:style-name="P19"><text:span text:style-name="T6">fo</text:span><text:span text:style-name="T7">r</text:span><text:span text:style-name="T11"> pentru citirea din fisier, n iteratii (complexitate: </text:span><text:span text:style-name="T6">O(n)</text:span><text:span text:style-name="T11">)</text:span></text:p>
        </text:list-item>
        <text:list-item>
          <text:p text:style-name="P19"><text:span text:style-name="T6">fo</text:span><text:span text:style-name="T7">r</text:span><text:span text:style-name="T11"> pentru </text:span><text:span text:style-name="T13">gasirea deadlineului maxim</text:span><text:span text:style-name="T11">, n iteratii (complexitate: </text:span><text:span text:style-name="T6">O(n)</text:span><text:span text:style-name="T11">)</text:span></text:p>
        </text:list-item>
        <text:list-item>
          <text:p text:style-name="P21"><text:span text:style-name="T6">for</text:span><text:span text:style-name="T11"> pentru scrierea in fisier </text:span><text:span text:style-name="T12">(complexitate: </text:span><text:span text:style-name="T8">O(n)</text:span><text:span text:style-name="T12">)</text:span></text:p>
        </text:list-item>
        <text:list-item>
          <text:p text:style-name="P16"><text:span text:style-name="T10">find</text:span><text:span text:style-name="T14"> si </text:span><text:span text:style-name="T10">merge</text:span><text:span text:style-name="T14"> in “Disjoint data set” (complexitate: </text:span><text:span text:style-name="T10">O(α(n))</text:span><text:span text:style-name="T14">)</text:span></text:p>
        </text:list-item>
      </text:list>
      <text:p text:style-name="P5"/>
      <text:p text:style-name="P18"><text:span text:style-name="T12"><text:tab/></text:span><text:span text:style-name="T16">Total: </text:span><text:span text:style-name="T17">O(α(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Roman No9 L" svg:font-family="'Nimbus Roman No9 L', 'Times New Roman', Times, serif"/>
    <style:font-face style:name="Open Sans" svg:font-family="'Open Sans', Helvetica, Arial, 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6:54:40.845214518</meta:creation-date>
    <dc:date>2017-11-06T18:33:30.220661764</dc:date>
    <meta:editing-duration>PT1H54M43S</meta:editing-duration>
    <meta:editing-cycles>53</meta:editing-cycles>
    <meta:generator>LibreOffice/5.4.1.2$Linux_X86_64 LibreOffice_project/40m0$Build-2</meta:generator>
    <meta:document-statistic meta:table-count="0" meta:image-count="0" meta:object-count="0" meta:page-count="2" meta:paragraph-count="28" meta:word-count="523" meta:character-count="3117" meta:non-whitespace-character-count="2616"/>
  </office:meta>
</office:document-meta>
</file>